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7">
      <style:paragraph-properties fo:padding="0.0193in" fo:border="0.0008in solid #d9d9e3"/>
    </style:style>
    <style:style style:name="P9" style:family="paragraph" style:parent-style-name="Text_20_body" style:list-style-name="L8">
      <style:paragraph-properties fo:padding="0.0193in" fo:border="0.0008in solid #d9d9e3"/>
    </style:style>
    <style:style style:name="P10" style:family="paragraph" style:parent-style-name="Text_20_body" style:list-style-name="L9">
      <style:paragraph-properties fo:padding="0.0193in" fo:border="0.0008in solid #d9d9e3"/>
    </style:style>
    <style:style style:name="P1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6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7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8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9" style:family="paragraph" style:parent-style-name="Text_20_body" style:list-style-name="L9">
      <style:paragraph-properties fo:margin-top="0in" fo:margin-bottom="0in" fo:padding="0.0193in" fo:border="0.0008in solid #d9d9e3"/>
    </style:style>
    <style:style style:name="P20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5: ООП в PHP</text:h>
      <text:h text:style-name="P20" text:outline-level="4">5.1. Введение в объектно-ориентированное программирование</text:h>
      <text:p text:style-name="P1"><text:span text:style-name="Strong_20_Emphasis">Основные концепции ООП</text:span>:</text:p>
      <text:list xml:id="list8075760496583055684" text:style-name="L1">
        <text:list-item>
          <text:p text:style-name="P11"><text:span text:style-name="Strong_20_Emphasis">Классы и объекты:</text:span> Классы - это шаблоны для создания объектов, которые содержат свойства (переменные) и методы (функции).</text:p>
        </text:list-item>
        <text:list-item>
          <text:p text:style-name="P11"><text:span text:style-name="Strong_20_Emphasis">Инкапсуляция:</text:span> Сокрытие деталей реализации объекта и предоставление интерфейса для работы с ним.</text:p>
        </text:list-item>
        <text:list-item>
          <text:p text:style-name="P11"><text:span text:style-name="Strong_20_Emphasis">Наследование:</text:span> Возможность создания новых классов на основе существующих с возможностью использования и расширения их функционала.</text:p>
        </text:list-item>
        <text:list-item>
          <text:p text:style-name="P2"><text:span text:style-name="Strong_20_Emphasis">Полиморфизм:</text:span> Возможность объектов с одинаковым интерфейсом использовать методы по-разному.</text:p>
        </text:list-item>
      </text:list>
      <text:h text:style-name="P20" text:outline-level="4">5.2. Классы и объекты</text:h>
      <text:p text:style-name="P1"><text:span text:style-name="Strong_20_Emphasis">Создание классов и объектов</text:span>:</text:p>
      <text:list xml:id="list447759452590631947" text:style-name="L2">
        <text:list-item>
          <text:p text:style-name="P12"><text:span text:style-name="Strong_20_Emphasis">Создание класса:</text:span> Определение класса с помощью ключевого слова <text:span text:style-name="Source_20_Text">class</text:span>.</text:p>
        </text:list-item>
        <text:list-item>
          <text:p text:style-name="P3"><text:span text:style-name="Strong_20_Emphasis">Создание объекта:</text:span> Использование оператора <text:span text:style-name="Source_20_Text">new</text:span> для создания экземпляра класса.</text:p>
        </text:list-item>
      </text:list>
      <text:p text:style-name="P1"><text:span text:style-name="Strong_20_Emphasis">Свойства и методы класса</text:span>:</text:p>
      <text:list xml:id="list7611460263296625690" text:style-name="L3">
        <text:list-item>
          <text:p text:style-name="P13"><text:span text:style-name="Strong_20_Emphasis">Свойства:</text:span> Переменные, хранящие данные объекта.</text:p>
        </text:list-item>
        <text:list-item>
          <text:p text:style-name="P4"><text:span text:style-name="Strong_20_Emphasis">Методы:</text:span> Функции, выполняющие действия над объектом или его данными.</text:p>
        </text:list-item>
      </text:list>
      <text:h text:style-name="P20" text:outline-level="4">5.3. Наследование и полиморфизм</text:h>
      <text:p text:style-name="P1"><text:span text:style-name="Strong_20_Emphasis">Наследование</text:span>:</text:p>
      <text:list xml:id="list866976302683511066" text:style-name="L4">
        <text:list-item>
          <text:p text:style-name="P14"><text:span text:style-name="Strong_20_Emphasis">Родительские и дочерние классы:</text:span> Возможность создания нового класса на основе существующего.</text:p>
        </text:list-item>
        <text:list-item>
          <text:p text:style-name="P5"><text:span text:style-name="Strong_20_Emphasis">Иерархия наследования:</text:span> Формирование иерархии классов с общими и специфическими свойствами и методами.</text:p>
        </text:list-item>
      </text:list>
      <text:p text:style-name="P1"><text:span text:style-name="Strong_20_Emphasis">Полиморфизм</text:span>:</text:p>
      <text:list xml:id="list2372221201996504833" text:style-name="L5">
        <text:list-item>
          <text:p text:style-name="P15"><text:span text:style-name="Strong_20_Emphasis">Переопределение методов:</text:span> Возможность изменения реализации метода в дочернем классе.</text:p>
        </text:list-item>
        <text:list-item>
          <text:p text:style-name="P6"><text:span text:style-name="Strong_20_Emphasis">Интерфейсы и абстрактные классы:</text:span> Использование абстрактных классов или интерфейсов для определения общих требований.</text:p>
        </text:list-item>
      </text:list>
      <text:h text:style-name="P20" text:outline-level="4">5.4. Интерфейсы и абстрактные классы</text:h>
      <text:p text:style-name="P1"><text:span text:style-name="Strong_20_Emphasis">Интерфейсы</text:span>:</text:p>
      <text:list xml:id="list2548732278208791650" text:style-name="L6">
        <text:list-item>
          <text:p text:style-name="P16"><text:span text:style-name="Strong_20_Emphasis">Определение интерфейса:</text:span> Описание методов, которые класс должен реализовать.</text:p>
        </text:list-item>
        <text:list-item>
          <text:p text:style-name="P7"><text:span text:style-name="Strong_20_Emphasis">Реализация интерфейса:</text:span> Создание класса, который обязан реализовать методы из интерфейса.</text:p>
        </text:list-item>
      </text:list>
      <text:p text:style-name="P1"><text:span text:style-name="Strong_20_Emphasis">Абстрактные классы</text:span>:</text:p>
      <text:list xml:id="list3849853444098565553" text:style-name="L7">
        <text:list-item>
          <text:p text:style-name="P17"><text:span text:style-name="Strong_20_Emphasis">Абстрактные методы:</text:span> Методы без определения, которые должны быть реализованы <text:soft-page-break/>в дочерних классах.</text:p>
        </text:list-item>
        <text:list-item>
          <text:p text:style-name="P8"><text:span text:style-name="Strong_20_Emphasis">Наследование и реализация:</text:span> Дочерние классы должны реализовать все абстрактные методы родительского абстрактного класса.</text:p>
        </text:list-item>
      </text:list>
      <text:h text:style-name="P20" text:outline-level="4">5.5. Пространства имен</text:h>
      <text:p text:style-name="P1"><text:span text:style-name="Strong_20_Emphasis">Пространства имен (Namespaces)</text:span>:</text:p>
      <text:list xml:id="list1177162974822111094" text:style-name="L8">
        <text:list-item>
          <text:p text:style-name="P18"><text:span text:style-name="Strong_20_Emphasis">Организация кода:</text:span> Использование пространств имен для структурирования кода и предотвращения конфликтов имен.</text:p>
        </text:list-item>
        <text:list-item>
          <text:p text:style-name="P9"><text:span text:style-name="Strong_20_Emphasis">Группировка классов и функций:</text:span> Разделение функциональности на логические блоки с помощью пространств имен.</text:p>
        </text:list-item>
      </text:list>
      <text:p text:style-name="P1"><text:span text:style-name="Strong_20_Emphasis">Применение ООП в профессиональной разработке</text:span></text:p>
      <text:list xml:id="list5571506724755575537" text:style-name="L9">
        <text:list-item>
          <text:p text:style-name="P19"><text:span text:style-name="Strong_20_Emphasis">Структурирование и повторное использование кода:</text:span> ООП позволяет создавать более упорядоченные и модульные приложения, что облегчает их поддержку и расширение.</text:p>
        </text:list-item>
        <text:list-item>
          <text:p text:style-name="P19"><text:span text:style-name="Strong_20_Emphasis">Работа в команде:</text:span> Использование ООП упрощает совместную работу нескольких разработчиков над одним проектом.</text:p>
        </text:list-item>
        <text:list-item>
          <text:p text:style-name="P10"><text:span text:style-name="Strong_20_Emphasis">Более эффективное управление проектами:</text:span> ООП способствует более понятной структуре проекта и уменьшает сложность кода.</text:p>
        </text:list-item>
      </text:list>
      <text:p text:style-name="P1">ООП является мощным инструментом для разработки, облегчая создание модульного, структурированного и масштабируемого кода. Его применение в профессиональной разработке помогает улучшить качество программного обеспечения и облегчить его сопровожде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21:26:03.24</dc:date>
    <meta:document-statistic meta:table-count="0" meta:image-count="0" meta:object-count="0" meta:page-count="2" meta:paragraph-count="37" meta:word-count="342" meta:character-count="2716"/>
    <dc:creator>Dima Wide</dc:creator>
    <meta:user-defined meta:name="Info 1"/>
    <meta:user-defined meta:name="Info 2"/>
    <meta:user-defined meta:name="Info 3"/>
    <meta:user-defined meta:name="Info 4"/>
  </office:meta>
</office:document-meta>
</file>